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 display="block">
  <semantics>
    <mrow>
      <mstyle mathvariant="bold">
        <mi>E</mi>
      </mstyle>
      <mrow>
        <mo fence="true" stretchy="false">(</mo>
        <mrow>
          <mstyle mathvariant="bold">
            <mi>r</mi>
          </mstyle>
        </mrow>
        <mo fence="true" stretchy="false">)</mo>
      </mrow>
      <mrow>
        <mspace width="0.5em"/>
        <mo stretchy="false">=</mo>
        <mspace width="0.5em"/>
      </mrow>
      <mfrac>
        <mn>1</mn>
        <mrow>
          <mn>4</mn>
          <mi mathvariant="normal">π</mi>
          <msub>
            <mi mathvariant="normal">ε</mi>
            <mn>0</mn>
          </msub>
        </mrow>
      </mfrac>
      <mspace width="0.5em"/>
      <mrow>
        <munderover>
          <mo stretchy="false">∑</mo>
          <mrow>
            <mi>j</mi>
            <mo stretchy="false">=</mo>
            <mn>1</mn>
          </mrow>
          <mi>n</mi>
        </munderover>
        <msub>
          <mi>q</mi>
          <mi>j</mi>
        </msub>
      </mrow>
      <mspace width="0.5em"/>
      <mfrac>
        <mrow>
          <mstyle mathvariant="bold">
            <mi>r</mi>
          </mstyle>
          <mo stretchy="false">−</mo>
          <msub>
            <mstyle mathvariant="bold">
              <mi>r</mi>
            </mstyle>
            <mi>j</mi>
          </msub>
        </mrow>
        <msup>
          <mrow>
            <mo fence="true" stretchy="false">|</mo>
            <mrow>
              <mrow>
                <mstyle mathvariant="bold">
                  <mi>r</mi>
                </mstyle>
                <mo stretchy="false">−</mo>
                <msub>
                  <mstyle mathvariant="bold">
                    <mi>r</mi>
                  </mstyle>
                  <mi>j</mi>
                </msub>
              </mrow>
            </mrow>
            <mo fence="true" stretchy="false">|</mo>
          </mrow>
          <mn>3</mn>
        </msup>
      </mfrac>
    </mrow>
    <annotation encoding="StarMath 5.0">{ bold E } ( bold r ) `=` {1} over {4 %pi %varepsilon _0} ` sum from {j=1} to n q_j ` {{ bold r } - { bold r } _j} over {lline { bold r } - { bold r } _j rline ^3} 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03T23:35:17.820000000</meta:creation-date>
    <meta:generator>LibreOffice/4.2.4.2$Windows_x86 LibreOffice_project/63150712c6d317d27ce2db16eb94c2f3d7b699f8</meta:generator>
  </office:meta>
</office:document-meta>
</file>